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6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GE_SIZE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Page Pointer Siz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 Header Size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SIZE</text:p>
          </table:table-cell>
          <table:table-cell table:formula="of:=[.$B$1]-[.$B$2]-[.$B$3]" office:value-type="float" office:value="4072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vent Node Size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 Node Siz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umber of Object Nodes</text:p>
          </table:table-cell>
          <table:table-cell/>
          <table:table-cell office:value-type="string" calcext:value-type="string">
            <text:p>MAX Events</text:p>
          </table:table-cell>
          <table:table-cell office:value-type="string" calcext:value-type="string">
            <text:p>Events/Obj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4]-([.A11]*[.$B$7])" office:value-type="float" office:value="4048" calcext:value-type="float">
            <text:p/>
          </table:table-cell>
          <table:table-cell table:formula="of:=FLOOR(([.B11]- ([.$B$6]+[.$B$7]))/[.$B$6];1)" office:value-type="float" office:value="250" calcext:value-type="float">
            <text:p/>
          </table:table-cell>
          <table:table-cell table:formula="of:=[.C11]/[.A11]" office:value-type="float" office:value="250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4]-([.A12]*[.$B$7])" office:value-type="float" office:value="4024" calcext:value-type="float">
            <text:p/>
          </table:table-cell>
          <table:table-cell table:formula="of:=FLOOR(([.B12]- ([.$B$6]+[.$B$7]))/[.$B$6];1)" office:value-type="float" office:value="249" calcext:value-type="float">
            <text:p/>
          </table:table-cell>
          <table:table-cell table:formula="of:=[.C12]/[.A12]" office:value-type="float" office:value="124.5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4]-([.A13]*[.$B$7])" office:value-type="float" office:value="4000" calcext:value-type="float">
            <text:p/>
          </table:table-cell>
          <table:table-cell table:formula="of:=FLOOR(([.B13]- ([.$B$6]+[.$B$7]))/[.$B$6];1)" office:value-type="float" office:value="247" calcext:value-type="float">
            <text:p/>
          </table:table-cell>
          <table:table-cell table:formula="of:=[.C13]/[.A13]" office:value-type="float" office:value="82.3333333333333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4]-([.A14]*[.$B$7])" office:value-type="float" office:value="3976" calcext:value-type="float">
            <text:p/>
          </table:table-cell>
          <table:table-cell table:formula="of:=FLOOR(([.B14]- ([.$B$6]+[.$B$7]))/[.$B$6];1)" office:value-type="float" office:value="246" calcext:value-type="float">
            <text:p/>
          </table:table-cell>
          <table:table-cell table:formula="of:=[.C14]/[.A14]" office:value-type="float" office:value="61.5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4]-([.A15]*[.$B$7])" office:value-type="float" office:value="3952" calcext:value-type="float">
            <text:p/>
          </table:table-cell>
          <table:table-cell table:formula="of:=FLOOR(([.B15]- ([.$B$6]+[.$B$7]))/[.$B$6];1)" office:value-type="float" office:value="244" calcext:value-type="float">
            <text:p/>
          </table:table-cell>
          <table:table-cell table:formula="of:=[.C15]/[.A15]" office:value-type="float" office:value="48.8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4]-([.A16]*[.$B$7])" office:value-type="float" office:value="3928" calcext:value-type="float">
            <text:p/>
          </table:table-cell>
          <table:table-cell table:formula="of:=FLOOR(([.B16]- ([.$B$6]+[.$B$7]))/[.$B$6];1)" office:value-type="float" office:value="243" calcext:value-type="float">
            <text:p/>
          </table:table-cell>
          <table:table-cell table:formula="of:=[.C16]/[.A16]" office:value-type="float" office:value="40.5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4]-([.A17]*[.$B$7])" office:value-type="float" office:value="3904" calcext:value-type="float">
            <text:p/>
          </table:table-cell>
          <table:table-cell table:formula="of:=FLOOR(([.B17]- ([.$B$6]+[.$B$7]))/[.$B$6];1)" office:value-type="float" office:value="241" calcext:value-type="float">
            <text:p/>
          </table:table-cell>
          <table:table-cell table:formula="of:=[.C17]/[.A17]" office:value-type="float" office:value="34.4285714285714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4]-([.A18]*[.$B$7])" office:value-type="float" office:value="3880" calcext:value-type="float">
            <text:p/>
          </table:table-cell>
          <table:table-cell table:formula="of:=FLOOR(([.B18]- ([.$B$6]+[.$B$7]))/[.$B$6];1)" office:value-type="float" office:value="240" calcext:value-type="float">
            <text:p/>
          </table:table-cell>
          <table:table-cell table:formula="of:=[.C18]/[.A18]" office:value-type="float" office:value="30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4]-([.A19]*[.$B$7])" office:value-type="float" office:value="3856" calcext:value-type="float">
            <text:p/>
          </table:table-cell>
          <table:table-cell table:formula="of:=FLOOR(([.B19]- ([.$B$6]+[.$B$7]))/[.$B$6];1)" office:value-type="float" office:value="238" calcext:value-type="float">
            <text:p/>
          </table:table-cell>
          <table:table-cell table:formula="of:=[.C19]/[.A19]" office:value-type="float" office:value="26.4444444444444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4]-([.A20]*[.$B$7])" office:value-type="float" office:value="3832" calcext:value-type="float">
            <text:p/>
          </table:table-cell>
          <table:table-cell table:formula="of:=FLOOR(([.B20]- ([.$B$6]+[.$B$7]))/[.$B$6];1)" office:value-type="float" office:value="237" calcext:value-type="float">
            <text:p/>
          </table:table-cell>
          <table:table-cell table:formula="of:=[.C20]/[.A20]" office:value-type="float" office:value="23.7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4]-([.A21]*[.$B$7])" office:value-type="float" office:value="3808" calcext:value-type="float">
            <text:p/>
          </table:table-cell>
          <table:table-cell table:formula="of:=FLOOR(([.B21]- ([.$B$6]+[.$B$7]))/[.$B$6];1)" office:value-type="float" office:value="235" calcext:value-type="float">
            <text:p/>
          </table:table-cell>
          <table:table-cell table:formula="of:=[.C21]/[.A21]" office:value-type="float" office:value="21.3636363636364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4]-([.A22]*[.$B$7])" office:value-type="float" office:value="3784" calcext:value-type="float">
            <text:p/>
          </table:table-cell>
          <table:table-cell table:formula="of:=FLOOR(([.B22]- ([.$B$6]+[.$B$7]))/[.$B$6];1)" office:value-type="float" office:value="234" calcext:value-type="float">
            <text:p/>
          </table:table-cell>
          <table:table-cell table:formula="of:=[.C22]/[.A22]" office:value-type="float" office:value="19.5" calcext:value-type="float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4]-([.A23]*[.$B$7])" office:value-type="float" office:value="3760" calcext:value-type="float">
            <text:p/>
          </table:table-cell>
          <table:table-cell table:formula="of:=FLOOR(([.B23]- ([.$B$6]+[.$B$7]))/[.$B$6];1)" office:value-type="float" office:value="232" calcext:value-type="float">
            <text:p/>
          </table:table-cell>
          <table:table-cell table:formula="of:=[.C23]/[.A23]" office:value-type="float" office:value="17.8461538461538" calcext:value-type="float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4]-([.A24]*[.$B$7])" office:value-type="float" office:value="3736" calcext:value-type="float">
            <text:p/>
          </table:table-cell>
          <table:table-cell table:formula="of:=FLOOR(([.B24]- ([.$B$6]+[.$B$7]))/[.$B$6];1)" office:value-type="float" office:value="231" calcext:value-type="float">
            <text:p/>
          </table:table-cell>
          <table:table-cell table:formula="of:=[.C24]/[.A24]" office:value-type="float" office:value="16.5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4]-([.A25]*[.$B$7])" office:value-type="float" office:value="3712" calcext:value-type="float">
            <text:p/>
          </table:table-cell>
          <table:table-cell table:formula="of:=FLOOR(([.B25]- ([.$B$6]+[.$B$7]))/[.$B$6];1)" office:value-type="float" office:value="229" calcext:value-type="float">
            <text:p/>
          </table:table-cell>
          <table:table-cell table:formula="of:=[.C25]/[.A25]" office:value-type="float" office:value="15.2666666666667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4]-([.A26]*[.$B$7])" office:value-type="float" office:value="3688" calcext:value-type="float">
            <text:p/>
          </table:table-cell>
          <table:table-cell table:formula="of:=FLOOR(([.B26]- ([.$B$6]+[.$B$7]))/[.$B$6];1)" office:value-type="float" office:value="228" calcext:value-type="float">
            <text:p/>
          </table:table-cell>
          <table:table-cell table:formula="of:=[.C26]/[.A26]" office:value-type="float" office:value="14.25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4]-([.A27]*[.$B$7])" office:value-type="float" office:value="3664" calcext:value-type="float">
            <text:p/>
          </table:table-cell>
          <table:table-cell table:formula="of:=FLOOR(([.B27]- ([.$B$6]+[.$B$7]))/[.$B$6];1)" office:value-type="float" office:value="226" calcext:value-type="float">
            <text:p/>
          </table:table-cell>
          <table:table-cell table:formula="of:=[.C27]/[.A27]" office:value-type="float" office:value="13.2941176470588" calcext:value-type="float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4]-([.A28]*[.$B$7])" office:value-type="float" office:value="3640" calcext:value-type="float">
            <text:p/>
          </table:table-cell>
          <table:table-cell table:formula="of:=FLOOR(([.B28]- ([.$B$6]+[.$B$7]))/[.$B$6];1)" office:value-type="float" office:value="225" calcext:value-type="float">
            <text:p/>
          </table:table-cell>
          <table:table-cell table:formula="of:=[.C28]/[.A28]" office:value-type="float" office:value="12.5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4]-([.A29]*[.$B$7])" office:value-type="float" office:value="3616" calcext:value-type="float">
            <text:p/>
          </table:table-cell>
          <table:table-cell table:formula="of:=FLOOR(([.B29]- ([.$B$6]+[.$B$7]))/[.$B$6];1)" office:value-type="float" office:value="223" calcext:value-type="float">
            <text:p/>
          </table:table-cell>
          <table:table-cell table:formula="of:=[.C29]/[.A29]" office:value-type="float" office:value="11.7368421052632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4]-([.A30]*[.$B$7])" office:value-type="float" office:value="3592" calcext:value-type="float">
            <text:p/>
          </table:table-cell>
          <table:table-cell table:formula="of:=FLOOR(([.B30]- ([.$B$6]+[.$B$7]))/[.$B$6];1)" office:value-type="float" office:value="222" calcext:value-type="float">
            <text:p/>
          </table:table-cell>
          <table:table-cell table:formula="of:=[.C30]/[.A30]" office:value-type="float" office:value="11.1" calcext:value-type="float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4]-([.A31]*[.$B$7])" office:value-type="float" office:value="3568" calcext:value-type="float">
            <text:p/>
          </table:table-cell>
          <table:table-cell table:formula="of:=FLOOR(([.B31]- ([.$B$6]+[.$B$7]))/[.$B$6];1)" office:value-type="float" office:value="220" calcext:value-type="float">
            <text:p/>
          </table:table-cell>
          <table:table-cell table:formula="of:=[.C31]/[.A31]" office:value-type="float" office:value="10.4761904761905" calcext:value-type="float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4]-([.A32]*[.$B$7])" office:value-type="float" office:value="3544" calcext:value-type="float">
            <text:p/>
          </table:table-cell>
          <table:table-cell table:formula="of:=FLOOR(([.B32]- ([.$B$6]+[.$B$7]))/[.$B$6];1)" office:value-type="float" office:value="219" calcext:value-type="float">
            <text:p/>
          </table:table-cell>
          <table:table-cell table:formula="of:=[.C32]/[.A32]" office:value-type="float" office:value="9.95454545454546" calcext:value-type="float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4]-([.A33]*[.$B$7])" office:value-type="float" office:value="3520" calcext:value-type="float">
            <text:p/>
          </table:table-cell>
          <table:table-cell table:formula="of:=FLOOR(([.B33]- ([.$B$6]+[.$B$7]))/[.$B$6];1)" office:value-type="float" office:value="217" calcext:value-type="float">
            <text:p/>
          </table:table-cell>
          <table:table-cell table:formula="of:=[.C33]/[.A33]" office:value-type="float" office:value="9.43478260869565" calcext:value-type="float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4]-([.A34]*[.$B$7])" office:value-type="float" office:value="3496" calcext:value-type="float">
            <text:p/>
          </table:table-cell>
          <table:table-cell table:formula="of:=FLOOR(([.B34]- ([.$B$6]+[.$B$7]))/[.$B$6];1)" office:value-type="float" office:value="216" calcext:value-type="float">
            <text:p/>
          </table:table-cell>
          <table:table-cell table:formula="of:=[.C34]/[.A34]" office:value-type="float" office:value="9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4]-([.A35]*[.$B$7])" office:value-type="float" office:value="3472" calcext:value-type="float">
            <text:p/>
          </table:table-cell>
          <table:table-cell table:formula="of:=FLOOR(([.B35]- ([.$B$6]+[.$B$7]))/[.$B$6];1)" office:value-type="float" office:value="214" calcext:value-type="float">
            <text:p/>
          </table:table-cell>
          <table:table-cell table:formula="of:=[.C35]/[.A35]" office:value-type="float" office:value="8.56" calcext:value-type="float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4]-([.A36]*[.$B$7])" office:value-type="float" office:value="3448" calcext:value-type="float">
            <text:p/>
          </table:table-cell>
          <table:table-cell table:formula="of:=FLOOR(([.B36]- ([.$B$6]+[.$B$7]))/[.$B$6];1)" office:value-type="float" office:value="213" calcext:value-type="float">
            <text:p/>
          </table:table-cell>
          <table:table-cell table:formula="of:=[.C36]/[.A36]" office:value-type="float" office:value="8.19230769230769" calcext:value-type="float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4]-([.A37]*[.$B$7])" office:value-type="float" office:value="3424" calcext:value-type="float">
            <text:p/>
          </table:table-cell>
          <table:table-cell table:formula="of:=FLOOR(([.B37]- ([.$B$6]+[.$B$7]))/[.$B$6];1)" office:value-type="float" office:value="211" calcext:value-type="float">
            <text:p/>
          </table:table-cell>
          <table:table-cell table:formula="of:=[.C37]/[.A37]" office:value-type="float" office:value="7.81481481481482" calcext:value-type="float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4]-([.A38]*[.$B$7])" office:value-type="float" office:value="3400" calcext:value-type="float">
            <text:p/>
          </table:table-cell>
          <table:table-cell table:formula="of:=FLOOR(([.B38]- ([.$B$6]+[.$B$7]))/[.$B$6];1)" office:value-type="float" office:value="210" calcext:value-type="float">
            <text:p/>
          </table:table-cell>
          <table:table-cell table:formula="of:=[.C38]/[.A38]" office:value-type="float" office:value="7.5" calcext:value-type="float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4]-([.A39]*[.$B$7])" office:value-type="float" office:value="3376" calcext:value-type="float">
            <text:p/>
          </table:table-cell>
          <table:table-cell table:formula="of:=FLOOR(([.B39]- ([.$B$6]+[.$B$7]))/[.$B$6];1)" office:value-type="float" office:value="208" calcext:value-type="float">
            <text:p/>
          </table:table-cell>
          <table:table-cell table:formula="of:=[.C39]/[.A39]" office:value-type="float" office:value="7.17241379310345" calcext:value-type="float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4]-([.A40]*[.$B$7])" office:value-type="float" office:value="3352" calcext:value-type="float">
            <text:p/>
          </table:table-cell>
          <table:table-cell table:formula="of:=FLOOR(([.B40]- ([.$B$6]+[.$B$7]))/[.$B$6];1)" office:value-type="float" office:value="207" calcext:value-type="float">
            <text:p/>
          </table:table-cell>
          <table:table-cell table:formula="of:=[.C40]/[.A40]" office:value-type="float" office:value="6.9" calcext:value-type="float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4]-([.A41]*[.$B$7])" office:value-type="float" office:value="3328" calcext:value-type="float">
            <text:p/>
          </table:table-cell>
          <table:table-cell table:formula="of:=FLOOR(([.B41]- ([.$B$6]+[.$B$7]))/[.$B$6];1)" office:value-type="float" office:value="205" calcext:value-type="float">
            <text:p/>
          </table:table-cell>
          <table:table-cell table:formula="of:=[.C41]/[.A41]" office:value-type="float" office:value="6.61290322580645" calcext:value-type="float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4]-([.A42]*[.$B$7])" office:value-type="float" office:value="3304" calcext:value-type="float">
            <text:p/>
          </table:table-cell>
          <table:table-cell table:formula="of:=FLOOR(([.B42]- ([.$B$6]+[.$B$7]))/[.$B$6];1)" office:value-type="float" office:value="204" calcext:value-type="float">
            <text:p/>
          </table:table-cell>
          <table:table-cell table:formula="of:=[.C42]/[.A42]" office:value-type="float" office:value="6.375" calcext:value-type="float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4]-([.A43]*[.$B$7])" office:value-type="float" office:value="3280" calcext:value-type="float">
            <text:p/>
          </table:table-cell>
          <table:table-cell table:formula="of:=FLOOR(([.B43]- ([.$B$6]+[.$B$7]))/[.$B$6];1)" office:value-type="float" office:value="202" calcext:value-type="float">
            <text:p/>
          </table:table-cell>
          <table:table-cell table:formula="of:=[.C43]/[.A43]" office:value-type="float" office:value="6.12121212121212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4]-([.A44]*[.$B$7])" office:value-type="float" office:value="3256" calcext:value-type="float">
            <text:p/>
          </table:table-cell>
          <table:table-cell table:formula="of:=FLOOR(([.B44]- ([.$B$6]+[.$B$7]))/[.$B$6];1)" office:value-type="float" office:value="201" calcext:value-type="float">
            <text:p/>
          </table:table-cell>
          <table:table-cell table:formula="of:=[.C44]/[.A44]" office:value-type="float" office:value="5.91176470588235" calcext:value-type="float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4]-([.A45]*[.$B$7])" office:value-type="float" office:value="3232" calcext:value-type="float">
            <text:p/>
          </table:table-cell>
          <table:table-cell table:formula="of:=FLOOR(([.B45]- ([.$B$6]+[.$B$7]))/[.$B$6];1)" office:value-type="float" office:value="199" calcext:value-type="float">
            <text:p/>
          </table:table-cell>
          <table:table-cell table:formula="of:=[.C45]/[.A45]" office:value-type="float" office:value="5.68571428571429" calcext:value-type="float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4]-([.A46]*[.$B$7])" office:value-type="float" office:value="3208" calcext:value-type="float">
            <text:p/>
          </table:table-cell>
          <table:table-cell table:formula="of:=FLOOR(([.B46]- ([.$B$6]+[.$B$7]))/[.$B$6];1)" office:value-type="float" office:value="198" calcext:value-type="float">
            <text:p/>
          </table:table-cell>
          <table:table-cell table:formula="of:=[.C46]/[.A46]" office:value-type="float" office:value="5.5" calcext:value-type="float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4]-([.A47]*[.$B$7])" office:value-type="float" office:value="3184" calcext:value-type="float">
            <text:p/>
          </table:table-cell>
          <table:table-cell table:formula="of:=FLOOR(([.B47]- ([.$B$6]+[.$B$7]))/[.$B$6];1)" office:value-type="float" office:value="196" calcext:value-type="float">
            <text:p/>
          </table:table-cell>
          <table:table-cell table:formula="of:=[.C47]/[.A47]" office:value-type="float" office:value="5.2972972972973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4]-([.A48]*[.$B$7])" office:value-type="float" office:value="3160" calcext:value-type="float">
            <text:p/>
          </table:table-cell>
          <table:table-cell table:formula="of:=FLOOR(([.B48]- ([.$B$6]+[.$B$7]))/[.$B$6];1)" office:value-type="float" office:value="195" calcext:value-type="float">
            <text:p/>
          </table:table-cell>
          <table:table-cell table:formula="of:=[.C48]/[.A48]" office:value-type="float" office:value="5.13157894736842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4]-([.A49]*[.$B$7])" office:value-type="float" office:value="3136" calcext:value-type="float">
            <text:p/>
          </table:table-cell>
          <table:table-cell table:formula="of:=FLOOR(([.B49]- ([.$B$6]+[.$B$7]))/[.$B$6];1)" office:value-type="float" office:value="193" calcext:value-type="float">
            <text:p/>
          </table:table-cell>
          <table:table-cell table:formula="of:=[.C49]/[.A49]" office:value-type="float" office:value="4.94871794871795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4]-([.A50]*[.$B$7])" office:value-type="float" office:value="3112" calcext:value-type="float">
            <text:p/>
          </table:table-cell>
          <table:table-cell table:formula="of:=FLOOR(([.B50]- ([.$B$6]+[.$B$7]))/[.$B$6];1)" office:value-type="float" office:value="192" calcext:value-type="float">
            <text:p/>
          </table:table-cell>
          <table:table-cell table:formula="of:=[.C50]/[.A50]" office:value-type="float" office:value="4.8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4]-([.A51]*[.$B$7])" office:value-type="float" office:value="3088" calcext:value-type="float">
            <text:p/>
          </table:table-cell>
          <table:table-cell table:formula="of:=FLOOR(([.B51]- ([.$B$6]+[.$B$7]))/[.$B$6];1)" office:value-type="float" office:value="190" calcext:value-type="float">
            <text:p/>
          </table:table-cell>
          <table:table-cell table:formula="of:=[.C51]/[.A51]" office:value-type="float" office:value="4.63414634146341" calcext:value-type="float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4]-([.A52]*[.$B$7])" office:value-type="float" office:value="3064" calcext:value-type="float">
            <text:p/>
          </table:table-cell>
          <table:table-cell table:formula="of:=FLOOR(([.B52]- ([.$B$6]+[.$B$7]))/[.$B$6];1)" office:value-type="float" office:value="189" calcext:value-type="float">
            <text:p/>
          </table:table-cell>
          <table:table-cell table:formula="of:=[.C52]/[.A52]" office:value-type="float" office:value="4.5" calcext:value-type="float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4]-([.A53]*[.$B$7])" office:value-type="float" office:value="3040" calcext:value-type="float">
            <text:p/>
          </table:table-cell>
          <table:table-cell table:formula="of:=FLOOR(([.B53]- ([.$B$6]+[.$B$7]))/[.$B$6];1)" office:value-type="float" office:value="187" calcext:value-type="float">
            <text:p/>
          </table:table-cell>
          <table:table-cell table:formula="of:=[.C53]/[.A53]" office:value-type="float" office:value="4.34883720930233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4]-([.A54]*[.$B$7])" office:value-type="float" office:value="3016" calcext:value-type="float">
            <text:p/>
          </table:table-cell>
          <table:table-cell table:formula="of:=FLOOR(([.B54]- ([.$B$6]+[.$B$7]))/[.$B$6];1)" office:value-type="float" office:value="186" calcext:value-type="float">
            <text:p/>
          </table:table-cell>
          <table:table-cell table:formula="of:=[.C54]/[.A54]" office:value-type="float" office:value="4.22727272727273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4]-([.A55]*[.$B$7])" office:value-type="float" office:value="2992" calcext:value-type="float">
            <text:p/>
          </table:table-cell>
          <table:table-cell table:formula="of:=FLOOR(([.B55]- ([.$B$6]+[.$B$7]))/[.$B$6];1)" office:value-type="float" office:value="184" calcext:value-type="float">
            <text:p/>
          </table:table-cell>
          <table:table-cell table:formula="of:=[.C55]/[.A55]" office:value-type="float" office:value="4.08888888888889" calcext:value-type="float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4]-([.A56]*[.$B$7])" office:value-type="float" office:value="2968" calcext:value-type="float">
            <text:p/>
          </table:table-cell>
          <table:table-cell table:formula="of:=FLOOR(([.B56]- ([.$B$6]+[.$B$7]))/[.$B$6];1)" office:value-type="float" office:value="183" calcext:value-type="float">
            <text:p/>
          </table:table-cell>
          <table:table-cell table:formula="of:=[.C56]/[.A56]" office:value-type="float" office:value="3.97826086956522" calcext:value-type="float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4]-([.A57]*[.$B$7])" office:value-type="float" office:value="2944" calcext:value-type="float">
            <text:p/>
          </table:table-cell>
          <table:table-cell table:formula="of:=FLOOR(([.B57]- ([.$B$6]+[.$B$7]))/[.$B$6];1)" office:value-type="float" office:value="181" calcext:value-type="float">
            <text:p/>
          </table:table-cell>
          <table:table-cell table:formula="of:=[.C57]/[.A57]" office:value-type="float" office:value="3.85106382978723" calcext:value-type="float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4]-([.A58]*[.$B$7])" office:value-type="float" office:value="2920" calcext:value-type="float">
            <text:p/>
          </table:table-cell>
          <table:table-cell table:formula="of:=FLOOR(([.B58]- ([.$B$6]+[.$B$7]))/[.$B$6];1)" office:value-type="float" office:value="180" calcext:value-type="float">
            <text:p/>
          </table:table-cell>
          <table:table-cell table:formula="of:=[.C58]/[.A58]" office:value-type="float" office:value="3.75" calcext:value-type="float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4]-([.A59]*[.$B$7])" office:value-type="float" office:value="2896" calcext:value-type="float">
            <text:p/>
          </table:table-cell>
          <table:table-cell table:formula="of:=FLOOR(([.B59]- ([.$B$6]+[.$B$7]))/[.$B$6];1)" office:value-type="float" office:value="178" calcext:value-type="float">
            <text:p/>
          </table:table-cell>
          <table:table-cell table:formula="of:=[.C59]/[.A59]" office:value-type="float" office:value="3.63265306122449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4]-([.A60]*[.$B$7])" office:value-type="float" office:value="2872" calcext:value-type="float">
            <text:p/>
          </table:table-cell>
          <table:table-cell table:formula="of:=FLOOR(([.B60]- ([.$B$6]+[.$B$7]))/[.$B$6];1)" office:value-type="float" office:value="177" calcext:value-type="float">
            <text:p/>
          </table:table-cell>
          <table:table-cell table:formula="of:=[.C60]/[.A60]" office:value-type="float" office:value="3.54" calcext:value-type="float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4]-([.A61]*[.$B$7])" office:value-type="float" office:value="2848" calcext:value-type="float">
            <text:p/>
          </table:table-cell>
          <table:table-cell table:formula="of:=FLOOR(([.B61]- ([.$B$6]+[.$B$7]))/[.$B$6];1)" office:value-type="float" office:value="175" calcext:value-type="float">
            <text:p/>
          </table:table-cell>
          <table:table-cell table:formula="of:=[.C61]/[.A61]" office:value-type="float" office:value="3.43137254901961" calcext:value-type="float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4]-([.A62]*[.$B$7])" office:value-type="float" office:value="2824" calcext:value-type="float">
            <text:p/>
          </table:table-cell>
          <table:table-cell table:formula="of:=FLOOR(([.B62]- ([.$B$6]+[.$B$7]))/[.$B$6];1)" office:value-type="float" office:value="174" calcext:value-type="float">
            <text:p/>
          </table:table-cell>
          <table:table-cell table:formula="of:=[.C62]/[.A62]" office:value-type="float" office:value="3.34615384615385" calcext:value-type="float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4]-([.A63]*[.$B$7])" office:value-type="float" office:value="2800" calcext:value-type="float">
            <text:p/>
          </table:table-cell>
          <table:table-cell table:formula="of:=FLOOR(([.B63]- ([.$B$6]+[.$B$7]))/[.$B$6];1)" office:value-type="float" office:value="172" calcext:value-type="float">
            <text:p/>
          </table:table-cell>
          <table:table-cell table:formula="of:=[.C63]/[.A63]" office:value-type="float" office:value="3.24528301886792" calcext:value-type="float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4]-([.A64]*[.$B$7])" office:value-type="float" office:value="2776" calcext:value-type="float">
            <text:p/>
          </table:table-cell>
          <table:table-cell table:formula="of:=FLOOR(([.B64]- ([.$B$6]+[.$B$7]))/[.$B$6];1)" office:value-type="float" office:value="171" calcext:value-type="float">
            <text:p/>
          </table:table-cell>
          <table:table-cell table:formula="of:=[.C64]/[.A64]" office:value-type="float" office:value="3.16666666666667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4]-([.A65]*[.$B$7])" office:value-type="float" office:value="2752" calcext:value-type="float">
            <text:p/>
          </table:table-cell>
          <table:table-cell table:formula="of:=FLOOR(([.B65]- ([.$B$6]+[.$B$7]))/[.$B$6];1)" office:value-type="float" office:value="169" calcext:value-type="float">
            <text:p/>
          </table:table-cell>
          <table:table-cell table:formula="of:=[.C65]/[.A65]" office:value-type="float" office:value="3.07272727272727" calcext:value-type="float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4]-([.A66]*[.$B$7])" office:value-type="float" office:value="2728" calcext:value-type="float">
            <text:p/>
          </table:table-cell>
          <table:table-cell table:formula="of:=FLOOR(([.B66]- ([.$B$6]+[.$B$7]))/[.$B$6];1)" office:value-type="float" office:value="168" calcext:value-type="float">
            <text:p/>
          </table:table-cell>
          <table:table-cell table:formula="of:=[.C66]/[.A66]" office:value-type="float" office:value="3" calcext:value-type="float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4]-([.A67]*[.$B$7])" office:value-type="float" office:value="2704" calcext:value-type="float">
            <text:p/>
          </table:table-cell>
          <table:table-cell table:formula="of:=FLOOR(([.B67]- ([.$B$6]+[.$B$7]))/[.$B$6];1)" office:value-type="float" office:value="166" calcext:value-type="float">
            <text:p/>
          </table:table-cell>
          <table:table-cell table:formula="of:=[.C67]/[.A67]" office:value-type="float" office:value="2.91228070175439" calcext:value-type="float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4]-([.A68]*[.$B$7])" office:value-type="float" office:value="2680" calcext:value-type="float">
            <text:p/>
          </table:table-cell>
          <table:table-cell table:formula="of:=FLOOR(([.B68]- ([.$B$6]+[.$B$7]))/[.$B$6];1)" office:value-type="float" office:value="165" calcext:value-type="float">
            <text:p/>
          </table:table-cell>
          <table:table-cell table:formula="of:=[.C68]/[.A68]" office:value-type="float" office:value="2.8448275862069" calcext:value-type="float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4]-([.A69]*[.$B$7])" office:value-type="float" office:value="2656" calcext:value-type="float">
            <text:p/>
          </table:table-cell>
          <table:table-cell table:formula="of:=FLOOR(([.B69]- ([.$B$6]+[.$B$7]))/[.$B$6];1)" office:value-type="float" office:value="163" calcext:value-type="float">
            <text:p/>
          </table:table-cell>
          <table:table-cell table:formula="of:=[.C69]/[.A69]" office:value-type="float" office:value="2.76271186440678" calcext:value-type="float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4]-([.A70]*[.$B$7])" office:value-type="float" office:value="2632" calcext:value-type="float">
            <text:p/>
          </table:table-cell>
          <table:table-cell table:formula="of:=FLOOR(([.B70]- ([.$B$6]+[.$B$7]))/[.$B$6];1)" office:value-type="float" office:value="162" calcext:value-type="float">
            <text:p/>
          </table:table-cell>
          <table:table-cell table:formula="of:=[.C70]/[.A70]" office:value-type="float" office:value="2.7" calcext:value-type="float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4]-([.A71]*[.$B$7])" office:value-type="float" office:value="2608" calcext:value-type="float">
            <text:p/>
          </table:table-cell>
          <table:table-cell table:formula="of:=FLOOR(([.B71]- ([.$B$6]+[.$B$7]))/[.$B$6];1)" office:value-type="float" office:value="160" calcext:value-type="float">
            <text:p/>
          </table:table-cell>
          <table:table-cell table:formula="of:=[.C71]/[.A71]" office:value-type="float" office:value="2.62295081967213" calcext:value-type="float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4]-([.A72]*[.$B$7])" office:value-type="float" office:value="2584" calcext:value-type="float">
            <text:p/>
          </table:table-cell>
          <table:table-cell table:formula="of:=FLOOR(([.B72]- ([.$B$6]+[.$B$7]))/[.$B$6];1)" office:value-type="float" office:value="159" calcext:value-type="float">
            <text:p/>
          </table:table-cell>
          <table:table-cell table:formula="of:=[.C72]/[.A72]" office:value-type="float" office:value="2.56451612903226" calcext:value-type="float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4]-([.A73]*[.$B$7])" office:value-type="float" office:value="2560" calcext:value-type="float">
            <text:p/>
          </table:table-cell>
          <table:table-cell table:formula="of:=FLOOR(([.B73]- ([.$B$6]+[.$B$7]))/[.$B$6];1)" office:value-type="float" office:value="157" calcext:value-type="float">
            <text:p/>
          </table:table-cell>
          <table:table-cell table:formula="of:=[.C73]/[.A73]" office:value-type="float" office:value="2.49206349206349" calcext:value-type="float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4]-([.A74]*[.$B$7])" office:value-type="float" office:value="2536" calcext:value-type="float">
            <text:p/>
          </table:table-cell>
          <table:table-cell table:formula="of:=FLOOR(([.B74]- ([.$B$6]+[.$B$7]))/[.$B$6];1)" office:value-type="float" office:value="156" calcext:value-type="float">
            <text:p/>
          </table:table-cell>
          <table:table-cell table:formula="of:=[.C74]/[.A74]" office:value-type="float" office:value="2.4375" calcext:value-type="float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4]-([.A75]*[.$B$7])" office:value-type="float" office:value="2512" calcext:value-type="float">
            <text:p/>
          </table:table-cell>
          <table:table-cell table:formula="of:=FLOOR(([.B75]- ([.$B$6]+[.$B$7]))/[.$B$6];1)" office:value-type="float" office:value="154" calcext:value-type="float">
            <text:p/>
          </table:table-cell>
          <table:table-cell table:formula="of:=[.C75]/[.A75]" office:value-type="float" office:value="2.36923076923077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4]-([.A76]*[.$B$7])" office:value-type="float" office:value="2488" calcext:value-type="float">
            <text:p/>
          </table:table-cell>
          <table:table-cell table:formula="of:=FLOOR(([.B76]- ([.$B$6]+[.$B$7]))/[.$B$6];1)" office:value-type="float" office:value="153" calcext:value-type="float">
            <text:p/>
          </table:table-cell>
          <table:table-cell table:formula="of:=[.C76]/[.A76]" office:value-type="float" office:value="2.31818181818182" calcext:value-type="float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4]-([.A77]*[.$B$7])" office:value-type="float" office:value="2464" calcext:value-type="float">
            <text:p/>
          </table:table-cell>
          <table:table-cell table:formula="of:=FLOOR(([.B77]- ([.$B$6]+[.$B$7]))/[.$B$6];1)" office:value-type="float" office:value="151" calcext:value-type="float">
            <text:p/>
          </table:table-cell>
          <table:table-cell table:formula="of:=[.C77]/[.A77]" office:value-type="float" office:value="2.25373134328358" calcext:value-type="float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4]-([.A78]*[.$B$7])" office:value-type="float" office:value="2440" calcext:value-type="float">
            <text:p/>
          </table:table-cell>
          <table:table-cell table:formula="of:=FLOOR(([.B78]- ([.$B$6]+[.$B$7]))/[.$B$6];1)" office:value-type="float" office:value="150" calcext:value-type="float">
            <text:p/>
          </table:table-cell>
          <table:table-cell table:formula="of:=[.C78]/[.A78]" office:value-type="float" office:value="2.20588235294118" calcext:value-type="float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4]-([.A79]*[.$B$7])" office:value-type="float" office:value="2416" calcext:value-type="float">
            <text:p/>
          </table:table-cell>
          <table:table-cell table:formula="of:=FLOOR(([.B79]- ([.$B$6]+[.$B$7]))/[.$B$6];1)" office:value-type="float" office:value="148" calcext:value-type="float">
            <text:p/>
          </table:table-cell>
          <table:table-cell table:formula="of:=[.C79]/[.A79]" office:value-type="float" office:value="2.14492753623188" calcext:value-type="float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4]-([.A80]*[.$B$7])" office:value-type="float" office:value="2392" calcext:value-type="float">
            <text:p/>
          </table:table-cell>
          <table:table-cell table:formula="of:=FLOOR(([.B80]- ([.$B$6]+[.$B$7]))/[.$B$6];1)" office:value-type="float" office:value="147" calcext:value-type="float">
            <text:p/>
          </table:table-cell>
          <table:table-cell table:formula="of:=[.C80]/[.A80]" office:value-type="float" office:value="2.1" calcext:value-type="float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4]-([.A81]*[.$B$7])" office:value-type="float" office:value="2368" calcext:value-type="float">
            <text:p/>
          </table:table-cell>
          <table:table-cell table:formula="of:=FLOOR(([.B81]- ([.$B$6]+[.$B$7]))/[.$B$6];1)" office:value-type="float" office:value="145" calcext:value-type="float">
            <text:p/>
          </table:table-cell>
          <table:table-cell table:formula="of:=[.C81]/[.A81]" office:value-type="float" office:value="2.04225352112676" calcext:value-type="float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4]-([.A82]*[.$B$7])" office:value-type="float" office:value="2344" calcext:value-type="float">
            <text:p/>
          </table:table-cell>
          <table:table-cell table:formula="of:=FLOOR(([.B82]- ([.$B$6]+[.$B$7]))/[.$B$6];1)" office:value-type="float" office:value="144" calcext:value-type="float">
            <text:p/>
          </table:table-cell>
          <table:table-cell table:formula="of:=[.C82]/[.A82]" office:value-type="float" office:value="2" calcext:value-type="float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4]-([.A83]*[.$B$7])" office:value-type="float" office:value="2320" calcext:value-type="float">
            <text:p/>
          </table:table-cell>
          <table:table-cell table:formula="of:=FLOOR(([.B83]- ([.$B$6]+[.$B$7]))/[.$B$6];1)" office:value-type="float" office:value="142" calcext:value-type="float">
            <text:p/>
          </table:table-cell>
          <table:table-cell table:formula="of:=[.C83]/[.A83]" office:value-type="float" office:value="1.94520547945205" calcext:value-type="float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4]-([.A84]*[.$B$7])" office:value-type="float" office:value="2296" calcext:value-type="float">
            <text:p/>
          </table:table-cell>
          <table:table-cell table:formula="of:=FLOOR(([.B84]- ([.$B$6]+[.$B$7]))/[.$B$6];1)" office:value-type="float" office:value="141" calcext:value-type="float">
            <text:p/>
          </table:table-cell>
          <table:table-cell table:formula="of:=[.C84]/[.A84]" office:value-type="float" office:value="1.90540540540541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4]-([.A85]*[.$B$7])" office:value-type="float" office:value="2272" calcext:value-type="float">
            <text:p/>
          </table:table-cell>
          <table:table-cell table:formula="of:=FLOOR(([.B85]- ([.$B$6]+[.$B$7]))/[.$B$6];1)" office:value-type="float" office:value="139" calcext:value-type="float">
            <text:p/>
          </table:table-cell>
          <table:table-cell table:formula="of:=[.C85]/[.A85]" office:value-type="float" office:value="1.85333333333333" calcext:value-type="float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4]-([.A86]*[.$B$7])" office:value-type="float" office:value="2248" calcext:value-type="float">
            <text:p/>
          </table:table-cell>
          <table:table-cell table:formula="of:=FLOOR(([.B86]- ([.$B$6]+[.$B$7]))/[.$B$6];1)" office:value-type="float" office:value="138" calcext:value-type="float">
            <text:p/>
          </table:table-cell>
          <table:table-cell table:formula="of:=[.C86]/[.A86]" office:value-type="float" office:value="1.81578947368421" calcext:value-type="float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4]-([.A87]*[.$B$7])" office:value-type="float" office:value="2224" calcext:value-type="float">
            <text:p/>
          </table:table-cell>
          <table:table-cell table:formula="of:=FLOOR(([.B87]- ([.$B$6]+[.$B$7]))/[.$B$6];1)" office:value-type="float" office:value="136" calcext:value-type="float">
            <text:p/>
          </table:table-cell>
          <table:table-cell table:formula="of:=[.C87]/[.A87]" office:value-type="float" office:value="1.76623376623377" calcext:value-type="float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4]-([.A88]*[.$B$7])" office:value-type="float" office:value="2200" calcext:value-type="float">
            <text:p/>
          </table:table-cell>
          <table:table-cell table:formula="of:=FLOOR(([.B88]- ([.$B$6]+[.$B$7]))/[.$B$6];1)" office:value-type="float" office:value="135" calcext:value-type="float">
            <text:p/>
          </table:table-cell>
          <table:table-cell table:formula="of:=[.C88]/[.A88]" office:value-type="float" office:value="1.73076923076923" calcext:value-type="float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4]-([.A89]*[.$B$7])" office:value-type="float" office:value="2176" calcext:value-type="float">
            <text:p/>
          </table:table-cell>
          <table:table-cell table:formula="of:=FLOOR(([.B89]- ([.$B$6]+[.$B$7]))/[.$B$6];1)" office:value-type="float" office:value="133" calcext:value-type="float">
            <text:p/>
          </table:table-cell>
          <table:table-cell table:formula="of:=[.C89]/[.A89]" office:value-type="float" office:value="1.68354430379747" calcext:value-type="float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4]-([.A90]*[.$B$7])" office:value-type="float" office:value="2152" calcext:value-type="float">
            <text:p/>
          </table:table-cell>
          <table:table-cell table:formula="of:=FLOOR(([.B90]- ([.$B$6]+[.$B$7]))/[.$B$6];1)" office:value-type="float" office:value="132" calcext:value-type="float">
            <text:p/>
          </table:table-cell>
          <table:table-cell table:formula="of:=[.C90]/[.A90]" office:value-type="float" office:value="1.65" calcext:value-type="float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4]-([.A91]*[.$B$7])" office:value-type="float" office:value="2128" calcext:value-type="float">
            <text:p/>
          </table:table-cell>
          <table:table-cell table:formula="of:=FLOOR(([.B91]- ([.$B$6]+[.$B$7]))/[.$B$6];1)" office:value-type="float" office:value="130" calcext:value-type="float">
            <text:p/>
          </table:table-cell>
          <table:table-cell table:formula="of:=[.C91]/[.A91]" office:value-type="float" office:value="1.60493827160494" calcext:value-type="float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4]-([.A92]*[.$B$7])" office:value-type="float" office:value="2104" calcext:value-type="float">
            <text:p/>
          </table:table-cell>
          <table:table-cell table:formula="of:=FLOOR(([.B92]- ([.$B$6]+[.$B$7]))/[.$B$6];1)" office:value-type="float" office:value="129" calcext:value-type="float">
            <text:p/>
          </table:table-cell>
          <table:table-cell table:formula="of:=[.C92]/[.A92]" office:value-type="float" office:value="1.57317073170732" calcext:value-type="float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4]-([.A93]*[.$B$7])" office:value-type="float" office:value="2080" calcext:value-type="float">
            <text:p/>
          </table:table-cell>
          <table:table-cell table:formula="of:=FLOOR(([.B93]- ([.$B$6]+[.$B$7]))/[.$B$6];1)" office:value-type="float" office:value="127" calcext:value-type="float">
            <text:p/>
          </table:table-cell>
          <table:table-cell table:formula="of:=[.C93]/[.A93]" office:value-type="float" office:value="1.53012048192771" calcext:value-type="float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4]-([.A94]*[.$B$7])" office:value-type="float" office:value="2056" calcext:value-type="float">
            <text:p/>
          </table:table-cell>
          <table:table-cell table:formula="of:=FLOOR(([.B94]- ([.$B$6]+[.$B$7]))/[.$B$6];1)" office:value-type="float" office:value="126" calcext:value-type="float">
            <text:p/>
          </table:table-cell>
          <table:table-cell table:formula="of:=[.C94]/[.A94]" office:value-type="float" office:value="1.5" calcext:value-type="float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4]-([.A95]*[.$B$7])" office:value-type="float" office:value="2032" calcext:value-type="float">
            <text:p/>
          </table:table-cell>
          <table:table-cell table:formula="of:=FLOOR(([.B95]- ([.$B$6]+[.$B$7]))/[.$B$6];1)" office:value-type="float" office:value="124" calcext:value-type="float">
            <text:p/>
          </table:table-cell>
          <table:table-cell table:formula="of:=[.C95]/[.A95]" office:value-type="float" office:value="1.45882352941176" calcext:value-type="float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4]-([.A96]*[.$B$7])" office:value-type="float" office:value="2008" calcext:value-type="float">
            <text:p/>
          </table:table-cell>
          <table:table-cell table:formula="of:=FLOOR(([.B96]- ([.$B$6]+[.$B$7]))/[.$B$6];1)" office:value-type="float" office:value="123" calcext:value-type="float">
            <text:p/>
          </table:table-cell>
          <table:table-cell table:formula="of:=[.C96]/[.A96]" office:value-type="float" office:value="1.43023255813954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4]-([.A97]*[.$B$7])" office:value-type="float" office:value="1984" calcext:value-type="float">
            <text:p/>
          </table:table-cell>
          <table:table-cell table:formula="of:=FLOOR(([.B97]- ([.$B$6]+[.$B$7]))/[.$B$6];1)" office:value-type="float" office:value="121" calcext:value-type="float">
            <text:p/>
          </table:table-cell>
          <table:table-cell table:formula="of:=[.C97]/[.A97]" office:value-type="float" office:value="1.39080459770115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4]-([.A98]*[.$B$7])" office:value-type="float" office:value="1960" calcext:value-type="float">
            <text:p/>
          </table:table-cell>
          <table:table-cell table:formula="of:=FLOOR(([.B98]- ([.$B$6]+[.$B$7]))/[.$B$6];1)" office:value-type="float" office:value="120" calcext:value-type="float">
            <text:p/>
          </table:table-cell>
          <table:table-cell table:formula="of:=[.C98]/[.A98]" office:value-type="float" office:value="1.36363636363636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4]-([.A99]*[.$B$7])" office:value-type="float" office:value="1936" calcext:value-type="float">
            <text:p/>
          </table:table-cell>
          <table:table-cell table:formula="of:=FLOOR(([.B99]- ([.$B$6]+[.$B$7]))/[.$B$6];1)" office:value-type="float" office:value="118" calcext:value-type="float">
            <text:p/>
          </table:table-cell>
          <table:table-cell table:formula="of:=[.C99]/[.A99]" office:value-type="float" office:value="1.32584269662921" calcext:value-type="float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4]-([.A100]*[.$B$7])" office:value-type="float" office:value="1912" calcext:value-type="float">
            <text:p/>
          </table:table-cell>
          <table:table-cell table:formula="of:=FLOOR(([.B100]- ([.$B$6]+[.$B$7]))/[.$B$6];1)" office:value-type="float" office:value="117" calcext:value-type="float">
            <text:p/>
          </table:table-cell>
          <table:table-cell table:formula="of:=[.C100]/[.A100]" office:value-type="float" office:value="1.3" calcext:value-type="float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4]-([.A101]*[.$B$7])" office:value-type="float" office:value="1888" calcext:value-type="float">
            <text:p/>
          </table:table-cell>
          <table:table-cell table:formula="of:=FLOOR(([.B101]- ([.$B$6]+[.$B$7]))/[.$B$6];1)" office:value-type="float" office:value="115" calcext:value-type="float">
            <text:p/>
          </table:table-cell>
          <table:table-cell table:formula="of:=[.C101]/[.A101]" office:value-type="float" office:value="1.26373626373626" calcext:value-type="float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4]-([.A102]*[.$B$7])" office:value-type="float" office:value="1864" calcext:value-type="float">
            <text:p/>
          </table:table-cell>
          <table:table-cell table:formula="of:=FLOOR(([.B102]- ([.$B$6]+[.$B$7]))/[.$B$6];1)" office:value-type="float" office:value="114" calcext:value-type="float">
            <text:p/>
          </table:table-cell>
          <table:table-cell table:formula="of:=[.C102]/[.A102]" office:value-type="float" office:value="1.23913043478261" calcext:value-type="float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4]-([.A103]*[.$B$7])" office:value-type="float" office:value="1840" calcext:value-type="float">
            <text:p/>
          </table:table-cell>
          <table:table-cell table:formula="of:=FLOOR(([.B103]- ([.$B$6]+[.$B$7]))/[.$B$6];1)" office:value-type="float" office:value="112" calcext:value-type="float">
            <text:p/>
          </table:table-cell>
          <table:table-cell table:formula="of:=[.C103]/[.A103]" office:value-type="float" office:value="1.20430107526882" calcext:value-type="float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4]-([.A104]*[.$B$7])" office:value-type="float" office:value="1816" calcext:value-type="float">
            <text:p/>
          </table:table-cell>
          <table:table-cell table:formula="of:=FLOOR(([.B104]- ([.$B$6]+[.$B$7]))/[.$B$6];1)" office:value-type="float" office:value="111" calcext:value-type="float">
            <text:p/>
          </table:table-cell>
          <table:table-cell table:formula="of:=[.C104]/[.A104]" office:value-type="float" office:value="1.18085106382979" calcext:value-type="float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4]-([.A105]*[.$B$7])" office:value-type="float" office:value="1792" calcext:value-type="float">
            <text:p/>
          </table:table-cell>
          <table:table-cell table:formula="of:=FLOOR(([.B105]- ([.$B$6]+[.$B$7]))/[.$B$6];1)" office:value-type="float" office:value="109" calcext:value-type="float">
            <text:p/>
          </table:table-cell>
          <table:table-cell table:formula="of:=[.C105]/[.A105]" office:value-type="float" office:value="1.14736842105263" calcext:value-type="float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4]-([.A106]*[.$B$7])" office:value-type="float" office:value="1768" calcext:value-type="float">
            <text:p/>
          </table:table-cell>
          <table:table-cell table:formula="of:=FLOOR(([.B106]- ([.$B$6]+[.$B$7]))/[.$B$6];1)" office:value-type="float" office:value="108" calcext:value-type="float">
            <text:p/>
          </table:table-cell>
          <table:table-cell table:formula="of:=[.C106]/[.A106]" office:value-type="float" office:value="1.125" calcext:value-type="float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B$4]-([.A107]*[.$B$7])" office:value-type="float" office:value="1744" calcext:value-type="float">
            <text:p/>
          </table:table-cell>
          <table:table-cell table:formula="of:=FLOOR(([.B107]- ([.$B$6]+[.$B$7]))/[.$B$6];1)" office:value-type="float" office:value="106" calcext:value-type="float">
            <text:p/>
          </table:table-cell>
          <table:table-cell table:formula="of:=[.C107]/[.A107]" office:value-type="float" office:value="1.09278350515464" calcext:value-type="float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B$4]-([.A108]*[.$B$7])" office:value-type="float" office:value="1720" calcext:value-type="float">
            <text:p/>
          </table:table-cell>
          <table:table-cell table:formula="of:=FLOOR(([.B108]- ([.$B$6]+[.$B$7]))/[.$B$6];1)" office:value-type="float" office:value="105" calcext:value-type="float">
            <text:p/>
          </table:table-cell>
          <table:table-cell table:formula="of:=[.C108]/[.A108]" office:value-type="float" office:value="1.07142857142857" calcext:value-type="float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4]-([.A109]*[.$B$7])" office:value-type="float" office:value="1696" calcext:value-type="float">
            <text:p/>
          </table:table-cell>
          <table:table-cell table:formula="of:=FLOOR(([.B109]- ([.$B$6]+[.$B$7]))/[.$B$6];1)" office:value-type="float" office:value="103" calcext:value-type="float">
            <text:p/>
          </table:table-cell>
          <table:table-cell table:formula="of:=[.C109]/[.A109]" office:value-type="float" office:value="1.04040404040404" calcext:value-type="float">
            <text:p/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table:formula="of:=[.$B$4]-([.A110]*[.$B$7])" office:value-type="float" office:value="1672" calcext:value-type="float">
            <text:p/>
          </table:table-cell>
          <table:table-cell table:style-name="ce1" table:formula="of:=FLOOR(([.B110]- ([.$B$6]+[.$B$7]))/[.$B$6];1)" office:value-type="float" office:value="102" calcext:value-type="float">
            <text:p/>
          </table:table-cell>
          <table:table-cell table:style-name="ce1" table:formula="of:=[.C110]/[.A110]" office:value-type="float" office:value="1.02" calcext:value-type="float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B$4]-([.A111]*[.$B$7])" office:value-type="float" office:value="1648" calcext:value-type="float">
            <text:p/>
          </table:table-cell>
          <table:table-cell table:formula="of:=FLOOR(([.B111]- ([.$B$6]+[.$B$7]))/[.$B$6];1)" office:value-type="float" office:value="100" calcext:value-type="float">
            <text:p/>
          </table:table-cell>
          <table:table-cell table:formula="of:=[.C111]/[.A111]" office:value-type="float" office:value="0.99009900990099" calcext:value-type="float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B$4]-([.A112]*[.$B$7])" office:value-type="float" office:value="1624" calcext:value-type="float">
            <text:p/>
          </table:table-cell>
          <table:table-cell table:formula="of:=FLOOR(([.B112]- ([.$B$6]+[.$B$7]))/[.$B$6];1)" office:value-type="float" office:value="99" calcext:value-type="float">
            <text:p/>
          </table:table-cell>
          <table:table-cell table:formula="of:=[.C112]/[.A112]" office:value-type="float" office:value="0.970588235294118" calcext:value-type="float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B$4]-([.A113]*[.$B$7])" office:value-type="float" office:value="1600" calcext:value-type="float">
            <text:p/>
          </table:table-cell>
          <table:table-cell table:formula="of:=FLOOR(([.B113]- ([.$B$6]+[.$B$7]))/[.$B$6];1)" office:value-type="float" office:value="97" calcext:value-type="float">
            <text:p/>
          </table:table-cell>
          <table:table-cell table:formula="of:=[.C113]/[.A113]" office:value-type="float" office:value="0.941747572815534" calcext:value-type="float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B$4]-([.A114]*[.$B$7])" office:value-type="float" office:value="1576" calcext:value-type="float">
            <text:p/>
          </table:table-cell>
          <table:table-cell table:formula="of:=FLOOR(([.B114]- ([.$B$6]+[.$B$7]))/[.$B$6];1)" office:value-type="float" office:value="96" calcext:value-type="float">
            <text:p/>
          </table:table-cell>
          <table:table-cell table:formula="of:=[.C114]/[.A114]" office:value-type="float" office:value="0.923076923076923" calcext:value-type="float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4]-([.A115]*[.$B$7])" office:value-type="float" office:value="1552" calcext:value-type="float">
            <text:p/>
          </table:table-cell>
          <table:table-cell table:formula="of:=FLOOR(([.B115]- ([.$B$6]+[.$B$7]))/[.$B$6];1)" office:value-type="float" office:value="94" calcext:value-type="float">
            <text:p/>
          </table:table-cell>
          <table:table-cell table:formula="of:=[.C115]/[.A115]" office:value-type="float" office:value="0.895238095238095" calcext:value-type="float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B$4]-([.A116]*[.$B$7])" office:value-type="float" office:value="1528" calcext:value-type="float">
            <text:p/>
          </table:table-cell>
          <table:table-cell table:formula="of:=FLOOR(([.B116]- ([.$B$6]+[.$B$7]))/[.$B$6];1)" office:value-type="float" office:value="93" calcext:value-type="float">
            <text:p/>
          </table:table-cell>
          <table:table-cell table:formula="of:=[.C116]/[.A116]" office:value-type="float" office:value="0.877358490566038" calcext:value-type="float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B$4]-([.A117]*[.$B$7])" office:value-type="float" office:value="1504" calcext:value-type="float">
            <text:p/>
          </table:table-cell>
          <table:table-cell table:formula="of:=FLOOR(([.B117]- ([.$B$6]+[.$B$7]))/[.$B$6];1)" office:value-type="float" office:value="91" calcext:value-type="float">
            <text:p/>
          </table:table-cell>
          <table:table-cell table:formula="of:=[.C117]/[.A117]" office:value-type="float" office:value="0.850467289719626" calcext:value-type="float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B$4]-([.A118]*[.$B$7])" office:value-type="float" office:value="1480" calcext:value-type="float">
            <text:p/>
          </table:table-cell>
          <table:table-cell table:formula="of:=FLOOR(([.B118]- ([.$B$6]+[.$B$7]))/[.$B$6];1)" office:value-type="float" office:value="90" calcext:value-type="float">
            <text:p/>
          </table:table-cell>
          <table:table-cell table:formula="of:=[.C118]/[.A118]" office:value-type="float" office:value="0.833333333333333" calcext:value-type="float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B$4]-([.A119]*[.$B$7])" office:value-type="float" office:value="1456" calcext:value-type="float">
            <text:p/>
          </table:table-cell>
          <table:table-cell table:formula="of:=FLOOR(([.B119]- ([.$B$6]+[.$B$7]))/[.$B$6];1)" office:value-type="float" office:value="88" calcext:value-type="float">
            <text:p/>
          </table:table-cell>
          <table:table-cell table:formula="of:=[.C119]/[.A119]" office:value-type="float" office:value="0.807339449541284" calcext:value-type="float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4]-([.A120]*[.$B$7])" office:value-type="float" office:value="1432" calcext:value-type="float">
            <text:p/>
          </table:table-cell>
          <table:table-cell table:formula="of:=FLOOR(([.B120]- ([.$B$6]+[.$B$7]))/[.$B$6];1)" office:value-type="float" office:value="87" calcext:value-type="float">
            <text:p/>
          </table:table-cell>
          <table:table-cell table:formula="of:=[.C120]/[.A120]" office:value-type="float" office:value="0.790909090909091" calcext:value-type="float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B$4]-([.A121]*[.$B$7])" office:value-type="float" office:value="1408" calcext:value-type="float">
            <text:p/>
          </table:table-cell>
          <table:table-cell table:formula="of:=FLOOR(([.B121]- ([.$B$6]+[.$B$7]))/[.$B$6];1)" office:value-type="float" office:value="85" calcext:value-type="float">
            <text:p/>
          </table:table-cell>
          <table:table-cell table:formula="of:=[.C121]/[.A121]" office:value-type="float" office:value="0.765765765765766" calcext:value-type="float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B$4]-([.A122]*[.$B$7])" office:value-type="float" office:value="1384" calcext:value-type="float">
            <text:p/>
          </table:table-cell>
          <table:table-cell table:formula="of:=FLOOR(([.B122]- ([.$B$6]+[.$B$7]))/[.$B$6];1)" office:value-type="float" office:value="84" calcext:value-type="float">
            <text:p/>
          </table:table-cell>
          <table:table-cell table:formula="of:=[.C122]/[.A122]" office:value-type="float" office:value="0.75" calcext:value-type="float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B$4]-([.A123]*[.$B$7])" office:value-type="float" office:value="1360" calcext:value-type="float">
            <text:p/>
          </table:table-cell>
          <table:table-cell table:formula="of:=FLOOR(([.B123]- ([.$B$6]+[.$B$7]))/[.$B$6];1)" office:value-type="float" office:value="82" calcext:value-type="float">
            <text:p/>
          </table:table-cell>
          <table:table-cell table:formula="of:=[.C123]/[.A123]" office:value-type="float" office:value="0.725663716814159" calcext:value-type="float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B$4]-([.A124]*[.$B$7])" office:value-type="float" office:value="1336" calcext:value-type="float">
            <text:p/>
          </table:table-cell>
          <table:table-cell table:formula="of:=FLOOR(([.B124]- ([.$B$6]+[.$B$7]))/[.$B$6];1)" office:value-type="float" office:value="81" calcext:value-type="float">
            <text:p/>
          </table:table-cell>
          <table:table-cell table:formula="of:=[.C124]/[.A124]" office:value-type="float" office:value="0.710526315789474" calcext:value-type="float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4]-([.A125]*[.$B$7])" office:value-type="float" office:value="1312" calcext:value-type="float">
            <text:p/>
          </table:table-cell>
          <table:table-cell table:formula="of:=FLOOR(([.B125]- ([.$B$6]+[.$B$7]))/[.$B$6];1)" office:value-type="float" office:value="79" calcext:value-type="float">
            <text:p/>
          </table:table-cell>
          <table:table-cell table:formula="of:=[.C125]/[.A125]" office:value-type="float" office:value="0.68695652173913" calcext:value-type="float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B$4]-([.A126]*[.$B$7])" office:value-type="float" office:value="1288" calcext:value-type="float">
            <text:p/>
          </table:table-cell>
          <table:table-cell table:formula="of:=FLOOR(([.B126]- ([.$B$6]+[.$B$7]))/[.$B$6];1)" office:value-type="float" office:value="78" calcext:value-type="float">
            <text:p/>
          </table:table-cell>
          <table:table-cell table:formula="of:=[.C126]/[.A126]" office:value-type="float" office:value="0.672413793103448" calcext:value-type="float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B$4]-([.A127]*[.$B$7])" office:value-type="float" office:value="1264" calcext:value-type="float">
            <text:p/>
          </table:table-cell>
          <table:table-cell table:formula="of:=FLOOR(([.B127]- ([.$B$6]+[.$B$7]))/[.$B$6];1)" office:value-type="float" office:value="76" calcext:value-type="float">
            <text:p/>
          </table:table-cell>
          <table:table-cell table:formula="of:=[.C127]/[.A127]" office:value-type="float" office:value="0.64957264957265" calcext:value-type="float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B$4]-([.A128]*[.$B$7])" office:value-type="float" office:value="1240" calcext:value-type="float">
            <text:p/>
          </table:table-cell>
          <table:table-cell table:formula="of:=FLOOR(([.B128]- ([.$B$6]+[.$B$7]))/[.$B$6];1)" office:value-type="float" office:value="75" calcext:value-type="float">
            <text:p/>
          </table:table-cell>
          <table:table-cell table:formula="of:=[.C128]/[.A128]" office:value-type="float" office:value="0.635593220338983" calcext:value-type="float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B$4]-([.A129]*[.$B$7])" office:value-type="float" office:value="1216" calcext:value-type="float">
            <text:p/>
          </table:table-cell>
          <table:table-cell table:formula="of:=FLOOR(([.B129]- ([.$B$6]+[.$B$7]))/[.$B$6];1)" office:value-type="float" office:value="73" calcext:value-type="float">
            <text:p/>
          </table:table-cell>
          <table:table-cell table:formula="of:=[.C129]/[.A129]" office:value-type="float" office:value="0.613445378151261" calcext:value-type="float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4]-([.A130]*[.$B$7])" office:value-type="float" office:value="1192" calcext:value-type="float">
            <text:p/>
          </table:table-cell>
          <table:table-cell table:formula="of:=FLOOR(([.B130]- ([.$B$6]+[.$B$7]))/[.$B$6];1)" office:value-type="float" office:value="72" calcext:value-type="float">
            <text:p/>
          </table:table-cell>
          <table:table-cell table:formula="of:=[.C130]/[.A130]" office:value-type="float" office:value="0.6" calcext:value-type="float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B$4]-([.A131]*[.$B$7])" office:value-type="float" office:value="1168" calcext:value-type="float">
            <text:p/>
          </table:table-cell>
          <table:table-cell table:formula="of:=FLOOR(([.B131]- ([.$B$6]+[.$B$7]))/[.$B$6];1)" office:value-type="float" office:value="70" calcext:value-type="float">
            <text:p/>
          </table:table-cell>
          <table:table-cell table:formula="of:=[.C131]/[.A131]" office:value-type="float" office:value="0.578512396694215" calcext:value-type="float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B$4]-([.A132]*[.$B$7])" office:value-type="float" office:value="1144" calcext:value-type="float">
            <text:p/>
          </table:table-cell>
          <table:table-cell table:formula="of:=FLOOR(([.B132]- ([.$B$6]+[.$B$7]))/[.$B$6];1)" office:value-type="float" office:value="69" calcext:value-type="float">
            <text:p/>
          </table:table-cell>
          <table:table-cell table:formula="of:=[.C132]/[.A132]" office:value-type="float" office:value="0.565573770491803" calcext:value-type="float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B$4]-([.A133]*[.$B$7])" office:value-type="float" office:value="1120" calcext:value-type="float">
            <text:p/>
          </table:table-cell>
          <table:table-cell table:formula="of:=FLOOR(([.B133]- ([.$B$6]+[.$B$7]))/[.$B$6];1)" office:value-type="float" office:value="67" calcext:value-type="float">
            <text:p/>
          </table:table-cell>
          <table:table-cell table:formula="of:=[.C133]/[.A133]" office:value-type="float" office:value="0.544715447154471" calcext:value-type="float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B$4]-([.A134]*[.$B$7])" office:value-type="float" office:value="1096" calcext:value-type="float">
            <text:p/>
          </table:table-cell>
          <table:table-cell table:formula="of:=FLOOR(([.B134]- ([.$B$6]+[.$B$7]))/[.$B$6];1)" office:value-type="float" office:value="66" calcext:value-type="float">
            <text:p/>
          </table:table-cell>
          <table:table-cell table:formula="of:=[.C134]/[.A134]" office:value-type="float" office:value="0.532258064516129" calcext:value-type="float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B$4]-([.A135]*[.$B$7])" office:value-type="float" office:value="1072" calcext:value-type="float">
            <text:p/>
          </table:table-cell>
          <table:table-cell table:formula="of:=FLOOR(([.B135]- ([.$B$6]+[.$B$7]))/[.$B$6];1)" office:value-type="float" office:value="64" calcext:value-type="float">
            <text:p/>
          </table:table-cell>
          <table:table-cell table:formula="of:=[.C135]/[.A135]" office:value-type="float" office:value="0.512" calcext:value-type="float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B$4]-([.A136]*[.$B$7])" office:value-type="float" office:value="1048" calcext:value-type="float">
            <text:p/>
          </table:table-cell>
          <table:table-cell table:formula="of:=FLOOR(([.B136]- ([.$B$6]+[.$B$7]))/[.$B$6];1)" office:value-type="float" office:value="63" calcext:value-type="float">
            <text:p/>
          </table:table-cell>
          <table:table-cell table:formula="of:=[.C136]/[.A136]" office:value-type="float" office:value="0.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 style:data-style-name="N2" text:time-value="13:58:38.991945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0:37:26.163628904</meta:creation-date>
    <dc:date>2014-05-16T14:00:08.688714374</dc:date>
    <meta:editing-duration>PT1H20M50S</meta:editing-duration>
    <meta:editing-cycles>4</meta:editing-cycles>
    <meta:generator>LibreOffice/4.2.3.2$Linux_X86_64 LibreOffice_project/5b49ae607df7cb5a837397b40c7dba9b437980e9</meta:generator>
    <meta:document-statistic meta:table-count="1" meta:cell-count="519" meta:object-count="0"/>
  </office:meta>
</office:document-meta>
</file>